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33" officeooo:rsid="00027c78" officeooo:paragraph-rsid="00027c78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function</text:span><text:span text:style-name="T1"> [amp, f, ph] = fourierseries(data, Fs, window)</text:span></text:p>
      <text:p text:style-name="Standard"><text:span text:style-name="T3">%FOURIERSERIES <text:s text:c="2"/>Fourier series of a time series.</text:span></text:p>
      <text:p text:style-name="Standard"><text:span text:style-name="T3">%</text:span></text:p>
      <text:p text:style-name="Standard"><text:span text:style-name="T3">% <text:s text:c="2"/>[fft_amplitude, f, fft_phase] = FOURIERSERIES(data, Fs, window)</text:span></text:p>
      <text:p text:style-name="Standard"><text:span text:style-name="T3"><text:s/></text:span></text:p>
      <text:p text:style-name="Standard"><text:span text:style-name="T3">% <text:s text:c="2"/>Copyright (C) 2014 CNPEM</text:span></text:p>
      <text:p text:style-name="Standard"><text:span text:style-name="T3">% <text:s text:c="2"/>Licensed under GNU Lesser General Public License v3.0 (LGPL)</text:span></text:p>
      <text:p text:style-name="Standard"><text:span text:style-name="T3"><text:s/></text:span></text:p>
      <text:p text:style-name="Standard"><text:span text:style-name="T2">if</text:span><text:span text:style-name="T1"> any(size(data) == 1)</text:span></text:p>
      <text:p text:style-name="Standard"><text:span text:style-name="T1"><text:s text:c="4"/>data = data(:);</text:span></text:p>
      <text:p text:style-name="Standard"><text:span text:style-name="T2">end</text:span></text:p>
      <text:p text:style-name="Standard"/>
      <text:p text:style-name="P1"><text:span text:style-name="T4">data = data(:)</text:span></text:p>
      <text:p text:style-name="P1"><text:span text:style-name="T4">Faz a transposta de data</text:span></text:p>
      <text:p text:style-name="P1"/>
      <text:p text:style-name="P1"><text:span text:style-name="T4">Exemplo:</text:span></text:p>
      <text:p text:style-name="P1"/>
      <text:p text:style-name="P1"><text:span text:style-name="T4">&gt;&gt; y</text:span></text:p>
      <text:p text:style-name="P1"><text:span text:style-name="T4">y =</text:span></text:p>
      <text:p text:style-name="P1"/>
      <text:p text:style-name="P1"><text:span text:style-name="T4"><text:s text:c="5"/>1 <text:s text:c="4"/>2 <text:s text:c="4"/>3</text:span></text:p>
      <text:p text:style-name="P1"/>
      <text:p text:style-name="P1"><text:span text:style-name="T4">&gt;&gt; y=y(:)</text:span></text:p>
      <text:p text:style-name="P1"><text:span text:style-name="T4">y =</text:span></text:p>
      <text:p text:style-name="P1"/>
      <text:p text:style-name="P1"><text:span text:style-name="T4"><text:s text:c="5"/>1</text:span></text:p>
      <text:p text:style-name="P1"><text:span text:style-name="T4"><text:s text:c="5"/>2</text:span></text:p>
      <text:p text:style-name="P1"><text:span text:style-name="T4"><text:s text:c="5"/>3</text:span></text:p>
      <text:p text:style-name="Standard"><text:span text:style-name="T2"><text:s/></text:span></text:p>
      <text:p text:style-name="Standard"><text:span text:style-name="T1">npts = size(data,1);</text:span></text:p>
      <text:p text:style-name="Standard"><text:span text:style-name="T1"><text:s/></text:span></text:p>
      <text:p text:style-name="Standard"><text:span text:style-name="T2">if</text:span><text:span text:style-name="T1"> nargin &lt; 2 || isempty(Fs)</text:span></text:p>
      <text:p text:style-name="Standard"><text:span text:style-name="T1"><text:s text:c="4"/>Fs = 1;</text:span></text:p>
      <text:p text:style-name="Standard"><text:span text:style-name="T2">end</text:span></text:p>
      <text:p text:style-name="Standard"><text:span text:style-name="T2">if</text:span><text:span text:style-name="T1"> nargin &lt; 3 || isempty(window)</text:span></text:p>
      <text:p text:style-name="Standard"><text:span text:style-name="T1"><text:s text:c="4"/>window = rectwin(npts);</text:span></text:p>
      <text:p text:style-name="Standard"><text:span text:style-name="T2">end</text:span></text:p>
      <text:p text:style-name="Standard"><text:span text:style-name="T1">window = window(:);</text:span></text:p>
      <text:p text:style-name="Standard"><text:span text:style-name="T1"><text:s/></text:span></text:p>
      <text:p text:style-name="Standard"><text:span text:style-name="T1">data = data.*repmat(window, 1, size(data,2));</text:span></text:p>
      <text:p text:style-name="Standard"><text:span text:style-name="T1">amp = abs(fft(data))/npts;</text:span></text:p>
      <text:p text:style-name="Standard"><text:span text:style-name="T1">ph = angle(fft(data));</text:span></text:p>
      <text:p text:style-name="Standard"><text:span text:style-name="T1"><text:s/></text:span></text:p>
      <text:p text:style-name="Standard"><text:span text:style-name="T1">half_npts = ceil((npts+1)/2);</text:span></text:p>
      <text:p text:style-name="Standard"><text:span text:style-name="T1">amp = amp(1:half_npts, :);</text:span></text:p>
      <text:p text:style-name="Standard"><text:span text:style-name="T1">ph = ph(1:half_npts, :);</text:span></text:p>
      <text:p text:style-name="Standard"><text:span text:style-name="T1"><text:s/></text:span></text:p>
      <text:p text:style-name="Standard"><text:span text:style-name="T2">if</text:span><text:span text:style-name="T1"> rem(npts,2) &gt; 0</text:span></text:p>
      <text:p text:style-name="Standard"><text:span text:style-name="T1"><text:s text:c="4"/>amp = [amp(1,:); 2*amp(2:end,:)];</text:span></text:p>
      <text:p text:style-name="Standard"><text:span text:style-name="T2">else</text:span></text:p>
      <text:p text:style-name="Standard"><text:span text:style-name="T1"><text:s text:c="4"/>amp = [amp(1,:); 2*amp(2:end-1,:); amp(end,:)];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1">df = Fs/npts;</text:span></text:p>
      <text:p text:style-name="Standard"><text:span text:style-name="T1"><text:s/></text:span></text:p>
      <text:p text:style-name="Standard"><text:span text:style-name="T1">f = 0:df:(half_npts-1)*df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eu </meta:initial-creator>
    <meta:creation-date>2016-11-09T09:30:10.966169392</meta:creation-date>
    <dc:date>2016-11-09T09:34:52.710057555</dc:date>
    <dc:creator>tadeu </dc:creator>
    <meta:editing-duration>PT4M42S</meta:editing-duration>
    <meta:editing-cycles>1</meta:editing-cycles>
    <meta:document-statistic meta:table-count="0" meta:image-count="0" meta:object-count="0" meta:page-count="1" meta:paragraph-count="50" meta:word-count="139" meta:character-count="886" meta:non-whitespace-character-count="723"/>
    <meta:generator>LibreOffice/4.3.3.2$Linux_X86_64 LibreOffice_project/430m0$Build-2</meta:generator>
  </office:meta>
</office:document-meta>
</file>